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Pictures/10000000000001230000019E07C377E9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08c38a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1cae3b" officeooo:paragraph-rsid="001cae3b" style:font-name-asian="OLIVEOIL" style:font-size-asian="12pt" style:font-weight-asian="bold" style:font-name-complex="OLIVEOIL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321ae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321ae" officeooo:paragraph-rsid="001321ae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6911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dd4f8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e4c35" style:font-name-asian="OzHandicraft BT" style:font-size-asian="14pt" style:font-name-complex="OzHandicraft B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06bdb" style:font-name-asian="OzHandicraft BT" style:font-size-asian="14pt" style:font-name-complex="OzHandicraft B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1578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34e4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0d5f34" officeooo:paragraph-rsid="000d5f34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rsid="002db054" officeooo:paragraph-rsid="002db054" style:font-name-asian="OzHandicraft BT" style:font-size-asian="14pt" style:font-name-complex="OzHandicraft B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NanumGothic" fo:font-size="16pt" fo:font-weight="bold" officeooo:paragraph-rsid="0005c0b7" style:font-name-asian="OzHandicraft BT" style:font-size-asian="16pt" style:font-weight-asian="bold" style:font-name-complex="OzHandicraft BT" style:font-size-complex="16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paragraph-rsid="0005c0b7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NanumGothic" fo:font-size="16pt" fo:font-weight="bold" officeooo:rsid="001321ae" officeooo:paragraph-rsid="001321ae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2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26" style:family="paragraph">
      <style:paragraph-properties fo:text-align="center"/>
    </style:style>
    <style:style style:name="P27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1321ae" style:font-name-asian="OLIVEOIL" style:font-size-asian="16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fo:color="#000000" style:font-name="Palatino Linotype" fo:font-size="16pt" officeooo:rsid="0008c38a" style:font-name-asian="Palatino Linotype" style:font-size-asian="16pt" style:font-name-complex="Palatino Linotype" style:font-size-complex="16pt"/>
    </style:style>
    <style:style style:name="T10" style:family="text">
      <style:text-properties fo:color="#000000" style:font-name="NanumGothic" fo:font-size="16pt" fo:font-weight="bold" style:font-name-asian="OzHandicraft BT" style:font-size-asian="16pt" style:font-weight-asian="bold" style:font-name-complex="OzHandicraft BT" style:font-size-complex="16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officeooo:rsid="002c2e4e" style:font-size-asian="16pt" style:font-size-complex="16pt"/>
    </style:style>
    <style:style style:name="T13" style:family="text">
      <style:text-properties fo:font-size="16pt" officeooo:rsid="002c97ed" style:font-size-asian="16pt" style:font-size-complex="16pt"/>
    </style:style>
    <style:style style:name="T14" style:family="text">
      <style:text-properties officeooo:rsid="000ac1f6"/>
    </style:style>
    <style:style style:name="T15" style:family="text">
      <style:text-properties officeooo:rsid="000d5f34"/>
    </style:style>
    <style:style style:name="T16" style:family="text">
      <style:text-properties officeooo:rsid="000dd4f8"/>
    </style:style>
    <style:style style:name="T17" style:family="text">
      <style:text-properties officeooo:rsid="001321ae"/>
    </style:style>
    <style:style style:name="T18" style:family="text">
      <style:text-properties officeooo:rsid="0017952c"/>
    </style:style>
    <style:style style:name="T19" style:family="text">
      <style:text-properties officeooo:rsid="001cae3b"/>
    </style:style>
    <style:style style:name="T20" style:family="text">
      <style:text-properties officeooo:rsid="00208509"/>
    </style:style>
    <style:style style:name="T21" style:family="text">
      <style:text-properties officeooo:rsid="0020c7a1"/>
    </style:style>
    <style:style style:name="T22" style:family="text">
      <style:text-properties officeooo:rsid="002130c9"/>
    </style:style>
    <style:style style:name="T23" style:family="text">
      <style:text-properties officeooo:rsid="0022c40c"/>
    </style:style>
    <style:style style:name="T24" style:family="text">
      <style:text-properties officeooo:rsid="0023403e"/>
    </style:style>
    <style:style style:name="T25" style:family="text">
      <style:text-properties officeooo:rsid="00252ef4"/>
    </style:style>
    <style:style style:name="T26" style:family="text">
      <style:text-properties officeooo:rsid="00265126"/>
    </style:style>
    <style:style style:name="T27" style:family="text">
      <style:text-properties officeooo:rsid="002721a2"/>
    </style:style>
    <style:style style:name="T28" style:family="text">
      <style:text-properties officeooo:rsid="0027576c"/>
    </style:style>
    <style:style style:name="T29" style:family="text">
      <style:text-properties officeooo:rsid="002a7dda"/>
    </style:style>
    <style:style style:name="T30" style:family="text">
      <style:text-properties officeooo:rsid="002cebc6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8cm" fo:min-width="0.22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23"/>
      <text:p text:style-name="P4"/>
      <text:p text:style-name="P4"/>
      <text:p text:style-name="P7"/>
      <text:p text:style-name="P8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pan text:style-name="T17">Blackberry Porter</text:span> <text:s text:c="67"/></text:p>
      <text:p text:style-name="P9">Brew Date: <text:s/><text:span text:style-name="T22">Dec’17</text:span> <text:s text:c="65"/></text:p>
      <text:p text:style-name="P3"><text:span text:style-name="T5">Batch Size:</text:span><text:span text:style-name="T8"> 10 </text:span><text:span text:style-name="T9">gal</text:span><text:span text:style-name="T5"><text:tab/><text:tab/><text:tab/></text:span></text:p>
      <text:p text:style-name="P1"><text:span text:style-name="T5">Target OG/◦</text:span><text:span text:style-name="T2"><text:tab/> <text:s/></text:span><text:span text:style-name="T3">1.067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26" svg:x1="1.543cm" svg:y1="0.624cm" svg:x2="1.622cm" svg:y2="6.577cm"><text:p/></draw:line><draw:line text:anchor-type="paragraph" draw:z-index="3" draw:style-name="gr1" draw:text-style-name="P26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24"/>
      <text:p text:style-name="P10">20 <text:s text:c="7"/># <text:s text:c="5"/>Pale</text:p>
      <text:p text:style-name="P10">2 <text:s text:c="10"/># <text:s text:c="4"/>Dark Munich</text:p>
      <text:p text:style-name="P10"><draw:custom-shape text:anchor-type="paragraph" draw:z-index="7" draw:name="Shape1" draw:style-name="gr2" draw:text-style-name="P27" svg:width="0.585cm" svg:height="0.532cm" svg:x="16.334cm" svg:y="0.074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9"/># <text:s text:c="5"/>Chocolate</text:p>
      <text:p text:style-name="P10"><draw:line text:anchor-type="paragraph" draw:z-index="5" draw:style-name="gr1" draw:text-style-name="P26" svg:x1="7.497cm" svg:y1="0.564cm" svg:x2="7.576cm" svg:y2="4.004cm"><text:p/></draw:line>1 <text:s text:c="9"/># <text:s text:c="5"/>Black Patent</text:p>
      <text:p text:style-name="P10">1 <text:s text:c="9"/># <text:s text:c="5"/>Flaked barley</text:p>
      <text:p text:style-name="P10">1.5 <text:s text:c="7"/># <text:s text:c="4"/>Wheat Malt</text:p>
      <text:p text:style-name="P8"><text:s text:c="2"/><text:span text:style-name="T19">2 <text:s text:c="6"/>tabs <text:s text:c="3"/>irish moss</text:span> <text:s text:c="2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Qt <text:s/>oz/g <text:s text:c="2"/>Hop/Seasoning <text:s text:c="14"/><text:span text:style-name="T14">Time</text:span></text:p>
      <text:p text:style-name="P20"><draw:line text:anchor-type="paragraph" draw:z-index="4" draw:style-name="gr1" draw:text-style-name="P26" svg:x1="2.549cm" svg:y1="0.012cm" svg:x2="2.628cm" svg:y2="3.452cm"><text:p/></draw:line> <text:span text:style-name="T17">56 <text:s text:c="4"/>g <text:s text:c="5"/>NB <text:s text:c="39"/>90min</text:span></text:p>
      <text:p text:style-name="P21"><text:s/><text:span text:style-name="T17">56 <text:s text:c="4"/>g <text:s text:c="4"/>Cascade <text:s text:c="32"/>10 min</text:span></text:p>
      <text:p text:style-name="P21"><text:s/><text:span text:style-name="T17">56 <text:s text:c="4"/>g <text:s text:c="4"/>Cascade <text:s text:c="31"/>1 min <text:s/></text:span><text:s/></text:p>
      <text:p text:style-name="P22">10 <text:s text:c="5"/># <text:s text:c="4"/>Blackberrries ( frozen) <text:s text:c="9"/></text:p>
      <text:p text:style-name="P2"><text:span text:style-name="T10"><text:s text:c="45"/></text:span><text:span text:style-name="T5"><text:s text:c="762"/></text:span><text:span text:style-name="T7">Stage <text:s text:c="13"/>Date <text:s text:c="17"/></text:span></text:p>
      <text:p text:style-name="P11">Primary: <text:span text:style-name="T19">’17</text:span></text:p>
      <text:p text:style-name="P11">Racked: <text:s/><text:span text:style-name="T20">’17</text:span><text:tab/><text:tab/><text:tab/><text:tab/><text:tab/><text:tab/></text:p>
      <text:p text:style-name="P11">Racked:</text:p>
      <text:p text:style-name="P11">Bottled: <text:span text:style-name="T20"><text:s/>‘17 <text:s text:c="2"/>6x1l</text:span><text:tab/><text:tab/><text:tab/><text:tab/><text:tab/><text:tab/></text:p>
      <text:p text:style-name="P11">Kegged: <text:span text:style-name="T21">’17 1x 10 gal <text:s text:c="4"/></text:span></text:p>
      <text:p text:style-name="P11">Re-Kegged:</text:p>
      <text:p text:style-name="P1"><text:span text:style-name="T7">Purged:</text:span><text:span text:style-name="T4"><text:tab/><text:tab/><text:tab/><text:tab/><text:tab/><text:tab/>Charged:</text:span></text:p>
      <text:p text:style-name="P11"/>
      <text:p text:style-name="P11"><text:soft-page-break/>Start Time:<text:span text:style-name="T15"> 7am</text:span></text:p>
      <text:p text:style-name="P11"><draw:frame draw:style-name="fr3" draw:name="Object2" text:anchor-type="paragraph" svg:x="9.603cm" svg:y="0.018cm" svg:width="11.349cm" svg:height="8.999cm" draw:z-index="6"><draw:object xlink:href="./Object 3" xlink:type="simple" xlink:show="embed" xlink:actuate="onLoad"/><draw:image xlink:href="./ObjectReplacements/Object 3" xlink:type="simple" xlink:show="embed" xlink:actuate="onLoad"/></draw:frame>Fill mash tun: <text:tab/><text:span text:style-name="T23">Sun</text:span></text:p>
      <text:p text:style-name="P11">Fill sparge kettle: <text:span text:style-name="T23">Sun</text:span> <text:tab/><text:tab/><text:tab/></text:p>
      <text:p text:style-name="P11">Fire burners: <text:span text:style-name="T24">7</text:span>am</text:p>
      <text:p text:style-name="P11">Heat Mash Tun : Target Temp: <text:s/><text:span text:style-name="T24">68</text:span> <text:s text:c="3"/></text:p>
      <text:p text:style-name="P11">Heat Sparge Kettle: Target Tem<text:span text:style-name="T24">71.5</text:span>p: </text:p>
      <text:p text:style-name="P11">Target Temp (Mash): <text:span text:style-name="T24">67.5</text:span></text:p>
      <text:p text:style-name="P11">Grind grain: <text:s text:c="3"/><text:span text:style-name="T24">8:15am</text:span></text:p>
      <text:p text:style-name="P11">sparge temp: <text:span text:style-name="T25">72</text:span></text:p>
      <text:p text:style-name="P11">Strike Temp: <text:span text:style-name="T25">68</text:span></text:p>
      <text:p text:style-name="P11">pump temp: <text:s/><text:span text:style-name="T25">70</text:span></text:p>
      <text:p text:style-name="P18">Temp: <text:span text:style-name="T25">66.3</text:span></text:p>
      <text:p text:style-name="P11">Mash: Duration: <text:span text:style-name="T15">90</text:span> <text:s text:c="6"/>minutes <text:s text:c="7"/></text:p>
      <text:p text:style-name="P11">Start: <text:span text:style-name="T25">8:50</text:span> <text:s text:c="3"/>Finish: <text:span text:style-name="T25">10:20am</text:span></text:p>
      <text:p text:style-name="P11">Heat (to deactivate enzymes)<text:tab/><text:tab/></text:p>
      <text:p text:style-name="P12">Target Temp: <text:s text:c="3"/><text:span text:style-name="T25">75.5</text:span></text:p>
      <text:p text:style-name="P12">Start: <text:span text:style-name="T26">10:20am</text:span> <text:s text:c="4"/><text:span text:style-name="T28">took too long/ abandoned attempt/poor circ</text:span> <text:s/></text:p>
      <text:p text:style-name="P11">Finish:<text:span text:style-name="T18">am</text:span> <text:s/></text:p>
      <text:p text:style-name="P11">Heat Sparge H20 (Target175◦) <text:s text:c="7"/></text:p>
      <text:p text:style-name="P13">Sparge: </text:p>
      <text:p text:style-name="P13">Start: <text:s/><text:span text:style-name="T26">11:05am</text:span></text:p>
      <text:p text:style-name="P16">Finish: <text:span text:style-name="T27">11:50am </text:span></text:p>
      <text:p text:style-name="P16">Wort collected: <text:s text:c="2"/><text:span text:style-name="T16">full kettle</text:span></text:p>
      <text:p text:style-name="P11">Boil : Burner On: <text:s/>?</text:p>
      <text:p text:style-name="P11">Rolling Boil: <text:s text:c="2"/><text:span text:style-name="T29">12:20</text:span> </text:p>
      <text:p text:style-name="P14">Hops In: <text:s/><text:span text:style-name="T29">12:50</text:span> <text:span text:style-name="T29">Whirlflock in:1:35 </text:span>Hops In: <text:s text:c="2"/><text:span text:style-name="T29">1:40 </text:span>Hops In: <text:s text:c="2"/><text:span text:style-name="T29">1:49</text:span> <text:s text:c="2"/></text:p>
      <text:p text:style-name="P14">Duration: 90 min <text:s/></text:p>
      <text:p text:style-name="P14">Start: <text:s/><text:span text:style-name="T29">12:20</text:span></text:p>
      <text:p text:style-name="P11">Finish: <text:s/><text:span text:style-name="T29">1:50pm</text:span> <text:s text:c="4"/></text:p>
      <text:p text:style-name="P17">Burner Off: <text:s text:c="2"/><text:span text:style-name="T29">1:50pm</text:span></text:p>
      <text:p text:style-name="P11">Rest 15 min <text:s text:c="7"/></text:p>
      <text:p text:style-name="P15">Start: <text:s/><text:span text:style-name="T30">1:50</text:span></text:p>
      <text:p text:style-name="P15">Finish: <text:s text:c="2"/><text:span text:style-name="T30">2:05</text:span> <text:span text:style-name="T19">pm</text:span></text:p>
      <text:p text:style-name="P19">pump&amp;chill: 2:05 <text:s/>fin:2:35</text:p>
      <text:p text:style-name="P11">OG : <text:s text:c="2"/><text:span text:style-name="T19">1.065 <text:s text:c="10"/></text:span>Yeast: <text:span text:style-name="T12">Mauribrew </text:span><text:span text:style-name="T13">5</text:span><text:span text:style-name="T12">14 Ale</text:span><text:span text:style-name="T11"> Yeast</text:span> <text:s/></text:p>
      <text:p text:style-name="P11">Irish Moss</text:p>
      <text:p text:style-name="P5">Notes: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1T15:06:54.453821188</dc:date>
    <meta:editing-duration>PT6H1M53S</meta:editing-duration>
    <meta:editing-cycles>26</meta:editing-cycles>
    <meta:document-statistic meta:table-count="0" meta:image-count="0" meta:object-count="3" meta:page-count="2" meta:paragraph-count="63" meta:word-count="216" meta:character-count="2596" meta:non-whitespace-character-count="10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60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348cm" svg:height="8.999cm" xlink:href="." xlink:type="simple" chart:class="chart:line" chart:style-name="ch1">
        <chart:title svg:x="3.038cm" svg:y="0.315cm" chart:style-name="ch2">
          <text:p>Blackberry Porter Dec '17</text:p>
        </chart:title>
        <chart:legend chart:legend-position="end" svg:x="8.681cm" svg:y="3.702cm" style:legend-expansion="high" chart:style-name="ch3"/>
        <chart:plot-area chart:style-name="ch4" chart:data-source-has-labels="both" svg:x="0.722cm" svg:y="1.301cm" svg:width="8.347cm" svg:height="6.739cm">
          <chartooo:coordinate-region svg:x="1.556cm" svg:y="1.5cm" svg:width="7.513cm" svg:height="5.318cm"/>
          <chart:axis chart:dimension="x" chart:name="primary-x" chart:style-name="ch5" chartooo:axis-type="auto">
            <chartooo:date-scale/>
            <chart:title svg:x="4.533cm" svg:y="8.2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68">
                <text:p>68</text:p>
              </table:table-cell>
              <table:table-cell office:value-type="float" office:value="71.5">
                <text:p>71.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66.3">
                <text:p>66.3</text:p>
              </table:table-cell>
              <table:table-cell office:value-type="float" office:value="74">
                <text:p>74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.3">
                <text:p>68.3</text:p>
              </table:table-cell>
              <table:table-cell office:value-type="float" office:value="76.4">
                <text:p>76.4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.7">
                <text:p>69.7</text:p>
              </table:table-cell>
              <table:table-cell office:value-type="float" office:value="75.6">
                <text:p>75.6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2">
                <text:p>70.2</text:p>
              </table:table-cell>
              <table:table-cell office:value-type="float" office:value="74.2">
                <text:p>74.2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8.3">
                <text:p>68.3</text:p>
              </table:table-cell>
              <table:table-cell office:value-type="float" office:value="72.6">
                <text:p>72.6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71.4">
                <text:p>71.4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.1">
                <text:p>68.1</text:p>
              </table:table-cell>
              <table:table-cell office:value-type="float" office:value="70.6">
                <text:p>70.6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71.2">
                <text:p>71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.1">
                <text:p>68.1</text:p>
              </table:table-cell>
              <table:table-cell office:value-type="float" office:value="71.9">
                <text:p>71.9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.2">
                <text:p>68.2</text:p>
              </table:table-cell>
              <table:table-cell office:value-type="float" office:value="72.3">
                <text:p>72.3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9">
                <text:p>68.9</text:p>
              </table:table-cell>
              <table:table-cell office:value-type="float" office:value="76.5">
                <text:p>76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2.6">
                <text:p>72.6</text:p>
              </table:table-cell>
              <table:table-cell office:value-type="float" office:value="81.4">
                <text:p>81.4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